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/>
    </style:style>
    <style:style style:name="P2" style:family="paragraph" style:parent-style-name="Standard">
      <style:paragraph-properties style:line-height-at-least="0.0693in" fo:text-align="center" style:justify-single-word="false"/>
    </style:style>
    <style:style style:name="P3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4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5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3729bf"/>
    </style:style>
    <style:style style:name="P6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fo:font-style="normal" fo:font-weight="bold" officeooo:rsid="001b0aa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8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style:text-underline-style="none" fo:font-weight="bold" officeooo:rsid="00105c45" officeooo:paragraph-rsid="00105c45" style:font-size-asian="12pt" style:font-weight-asian="bold" style:font-name-complex="Helvetica" style:font-size-complex="12pt" style:font-weight-complex="bold"/>
    </style:style>
    <style:style style:name="P10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style:text-underline-style="none" fo:font-weight="normal" officeooo:rsid="0005413f" officeooo:paragraph-rsid="0005413f" style:font-size-asian="12pt" style:font-weight-asian="normal" style:font-name-complex="Helvetica" style:font-size-complex="12pt" style:font-weight-complex="normal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14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" fo:font-weight="bold" officeooo:rsid="001140d2" officeooo:paragraph-rsid="001140d2" style:font-weight-asian="bold" style:font-weight-complex="bold"/>
    </style:style>
    <style:style style:name="P15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P16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1" fo:font-size="16pt" fo:font-weight="bold" officeooo:paragraph-rsid="001e8035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style:line-height-at-least="0.0693in"/>
      <style:text-properties officeooo:paragraph-rsid="0021ff9a"/>
    </style:style>
    <style:style style:name="P18" style:family="paragraph" style:parent-style-name="Standard" style:list-style-name="L1">
      <style:paragraph-properties style:line-height-at-least="0.0693in"/>
      <style:text-properties officeooo:paragraph-rsid="001b0aad"/>
    </style:style>
    <style:style style:name="P19" style:family="paragraph" style:parent-style-name="Standard" style:list-style-name="L5">
      <style:paragraph-properties style:line-height-at-least="0.0693in"/>
      <style:text-properties officeooo:paragraph-rsid="001ff70e"/>
    </style:style>
    <style:style style:name="P20" style:family="paragraph" style:parent-style-name="Standard" style:list-style-name="L2">
      <style:paragraph-properties style:line-height-at-least="0.0693in"/>
      <style:text-properties style:font-name="Times" fo:font-weight="bold" officeooo:paragraph-rsid="001140d2" style:font-weight-asian="bold" style:font-weight-complex="bold"/>
    </style:style>
    <style:style style:name="P21" style:family="paragraph" style:parent-style-name="Standard" style:list-style-name="L2">
      <style:paragraph-properties style:line-height-at-least="0.0693in"/>
      <style:text-properties style:font-name="Times" fo:font-weight="bold" officeooo:paragraph-rsid="00123f19" style:font-weight-asian="bold" style:font-weight-complex="bold"/>
    </style:style>
    <style:style style:name="P22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3" style:family="paragraph" style:parent-style-name="Standard">
      <style:paragraph-properties style:line-height-at-least="0.0693in" fo:text-align="center" style:justify-single-word="false"/>
      <style:text-properties style:font-name="Times1" fo:font-size="12pt" fo:font-weight="normal" officeooo:paragraph-rsid="00526541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style:line-height-at-least="0.0693in"/>
      <style:text-properties fo:font-weight="normal" officeooo:paragraph-rsid="0050a931" style:font-weight-asian="normal" style:font-weight-complex="normal"/>
    </style:style>
    <style:style style:name="P2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4f30e1"/>
    </style:style>
    <style:style style:name="P26" style:family="paragraph" style:parent-style-name="Standard">
      <style:paragraph-properties fo:margin-left="-0.4402in" fo:margin-right="-0.5in" style:line-height-at-least="0.0693in" fo:text-indent="0in" style:auto-text-indent="false"/>
      <style:text-properties fo:font-weight="normal" officeooo:paragraph-rsid="004f30e1" style:font-weight-asian="normal" style:font-weight-complex="normal"/>
    </style:style>
    <style:style style:name="T1" style:family="text">
      <style:text-properties style:font-name="Times1" fo:font-size="12pt" style:font-size-asian="12pt" style:font-name-complex="Helvetica" style:font-size-complex="12pt"/>
    </style:style>
    <style:style style:name="T2" style:family="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1" fo:font-size="12pt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style:font-name="Times1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1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1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1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1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1" fo:font-size="12pt" fo:font-weight="normal" officeooo:rsid="004ad4b9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1" fo:font-size="12pt" fo:font-weight="normal" officeooo:rsid="004b64eb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1" fo:font-size="12pt" fo:font-weight="normal" officeooo:rsid="004e8dcc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1" fo:font-size="12pt" style:text-underline-style="none" fo:font-weight="bold" style:font-size-asian="12pt" style:font-weight-asian="bold" style:font-name-complex="Helvetica" style:font-size-complex="12pt"/>
    </style:style>
    <style:style style:name="T13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4" style:family="text">
      <style:text-properties style:font-name="Times1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5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6" style:family="text">
      <style:text-properties style:font-name="Times1" fo:font-size="12pt" style:text-underline-style="none" fo:font-weight="bold" officeooo:rsid="002b3083" style:font-size-asian="12pt" style:font-weight-asian="bold" style:font-name-complex="Helvetica" style:font-size-complex="12pt"/>
    </style:style>
    <style:style style:name="T17" style:family="text">
      <style:text-properties style:font-name="Times1" fo:font-size="12pt" style:text-underline-style="none" fo:font-weight="bold" officeooo:rsid="002c11cd" style:font-size-asian="12pt" style:font-weight-asian="bold" style:font-name-complex="Helvetica" style:font-size-complex="12pt"/>
    </style:style>
    <style:style style:name="T18" style:family="text">
      <style:text-properties style:font-name="Times1" fo:font-size="12pt" style:text-underline-style="none" fo:font-weight="bold" officeooo:rsid="004f30e1" style:font-size-asian="12pt" style:font-weight-asian="bold" style:font-name-complex="Helvetica" style:font-size-complex="12pt"/>
    </style:style>
    <style:style style:name="T19" style:family="text">
      <style:text-properties style:font-name="Times1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1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1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1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3" style:family="text">
      <style:text-properties style:font-name="Times1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Times1" fo:font-size="12pt" style:text-underline-style="none" fo:font-weight="normal" officeooo:rsid="002b3083" style:font-size-asian="12pt" style:font-weight-asian="normal" style:font-name-complex="Helvetica" style:font-size-complex="12pt" style:font-weight-complex="normal"/>
    </style:style>
    <style:style style:name="T25" style:family="text">
      <style:text-properties style:font-name="Times1" fo:font-size="12pt" style:text-underline-style="none" fo:font-weight="normal" officeooo:rsid="00337407" style:font-size-asian="12pt" style:font-weight-asian="normal" style:font-name-complex="Helvetica" style:font-size-complex="12pt" style:font-weight-complex="normal"/>
    </style:style>
    <style:style style:name="T26" style:family="text">
      <style:text-properties style:font-name="Times1" fo:font-size="12pt" style:text-underline-style="none" fo:font-weight="normal" officeooo:rsid="0041e275" style:font-size-asian="12pt" style:font-weight-asian="normal" style:font-name-complex="Helvetica" style:font-size-complex="12pt" style:font-weight-complex="normal"/>
    </style:style>
    <style:style style:name="T27" style:family="text">
      <style:text-properties style:font-name="Times1" fo:font-size="12pt" style:text-underline-style="none" fo:font-weight="normal" officeooo:rsid="004f30e1" style:font-size-asian="12pt" style:font-weight-asian="normal" style:font-name-complex="Helvetica" style:font-size-complex="12pt" style:font-weight-complex="normal"/>
    </style:style>
    <style:style style:name="T28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Times1" fo:font-size="12pt" style:text-underline-style="none" officeooo:rsid="004f30e1" style:font-size-asian="12pt" style:font-name-complex="Helvetica" style:font-size-complex="12pt"/>
    </style:style>
    <style:style style:name="T30" style:family="text">
      <style:text-properties style:font-name="Times1" fo:font-size="12pt" style:text-underline-style="none" officeooo:rsid="0050a931" style:font-size-asian="12pt" style:font-name-complex="Helvetica" style:font-size-complex="12pt"/>
    </style:style>
    <style:style style:name="T31" style:family="text">
      <style:text-properties style:font-name="Times1" fo:font-size="12pt" style:text-underline-style="none" officeooo:rsid="0050c09b" style:font-size-asian="12pt" style:font-name-complex="Helvetica" style:font-size-complex="12pt"/>
    </style:style>
    <style:style style:name="T32" style:family="text">
      <style:text-properties style:font-name="Times1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33" style:family="text"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4" style:family="text">
      <style:text-properties style:font-name="Times1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5" style:family="text">
      <style:text-properties style:font-name="Times1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6" style:family="text">
      <style:text-properties style:font-name="Times1" fo:font-size="12pt" fo:font-style="normal" fo:font-weight="normal" officeooo:rsid="0035f8a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7" style:family="text">
      <style:text-properties style:font-name="Times1" fo:font-size="12pt" fo:font-style="normal" fo:font-weight="normal" officeooo:rsid="00391cd3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8" style:family="text">
      <style:text-properties style:font-name="Times1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9" style:family="text">
      <style:text-properties style:font-name="Times1" fo:font-size="12pt" fo:font-style="normal" style:text-underline-style="none" fo:font-weight="normal" officeooo:rsid="003bac9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40" style:family="text">
      <style:text-properties style:font-name="Times1" fo:font-size="12pt" fo:font-style="normal" style:text-underline-style="none" fo:font-weight="normal" officeooo:rsid="003de629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41" style:family="text">
      <style:text-properties style:font-name="Times1" fo:font-size="12pt" fo:font-weight="bold" style:font-size-asian="12pt" style:font-weight-asian="bold" style:font-name-complex="Helvetica" style:font-size-complex="12pt" style:font-weight-complex="bold"/>
    </style:style>
    <style:style style:name="T42" style:family="text">
      <style:text-properties fo:font-weight="normal" officeooo:rsid="001140d2" style:font-weight-asian="normal" style:font-weight-complex="normal"/>
    </style:style>
    <style:style style:name="T43" style:family="text">
      <style:text-properties fo:font-weight="normal" officeooo:rsid="0011edcf" style:font-weight-asian="normal" style:font-weight-complex="normal"/>
    </style:style>
    <style:style style:name="T44" style:family="text">
      <style:text-properties fo:font-weight="normal" officeooo:rsid="00125cf2" style:font-weight-asian="normal" style:font-weight-complex="normal"/>
    </style:style>
    <style:style style:name="T45" style:family="text">
      <style:text-properties fo:font-weight="normal" officeooo:rsid="00173f43" style:font-weight-asian="normal" style:font-weight-complex="normal"/>
    </style:style>
    <style:style style:name="T46" style:family="text">
      <style:text-properties fo:font-weight="normal" officeooo:rsid="0018f533" style:font-weight-asian="normal" style:font-weight-complex="normal"/>
    </style:style>
    <style:style style:name="T47" style:family="text">
      <style:text-properties fo:font-weight="normal" officeooo:rsid="003f3176" style:font-weight-asian="normal" style:font-weight-complex="normal"/>
    </style:style>
    <style:style style:name="T48" style:family="text">
      <style:text-properties fo:font-weight="normal" officeooo:rsid="0048b7bf" style:font-weight-asian="normal" style:font-weight-complex="normal"/>
    </style:style>
    <style:style style:name="T49" style:family="text">
      <style:text-properties fo:font-weight="normal" officeooo:rsid="0049c843" style:font-weight-asian="normal" style:font-weight-complex="normal"/>
    </style:style>
    <style:style style:name="T50" style:family="text">
      <style:text-properties officeooo:rsid="00081794"/>
    </style:style>
    <style:style style:name="T51" style:family="text">
      <style:text-properties style:font-name="Times" fo:font-weight="normal" style:font-weight-asian="normal" style:font-weight-complex="normal"/>
    </style:style>
    <style:style style:name="T52" style:family="text">
      <style:text-properties style:font-name="Times" fo:font-weight="bold" officeooo:rsid="0010124f" style:font-weight-asian="bold" style:font-weight-complex="bold"/>
    </style:style>
    <style:style style:name="T53" style:family="text">
      <style:text-properties officeooo:rsid="001140d2"/>
    </style:style>
    <style:style style:name="T54" style:family="text">
      <style:text-properties officeooo:rsid="001ca46f"/>
    </style:style>
    <style:style style:name="T55" style:family="text">
      <style:text-properties style:text-underline-style="none" fo:font-weight="normal" officeooo:rsid="0011edcf" style:font-weight-asian="normal" style:font-weight-complex="normal"/>
    </style:style>
    <style:style style:name="T56" style:family="text">
      <style:text-properties style:text-underline-style="none" fo:font-weight="normal" officeooo:rsid="001140d2" style:font-weight-asian="normal" style:font-weight-complex="normal"/>
    </style:style>
    <style:style style:name="T57" style:family="text">
      <style:text-properties officeooo:rsid="0029bae8"/>
    </style:style>
    <style:style style:name="T58" style:family="text">
      <style:text-properties officeooo:rsid="003041e6"/>
    </style:style>
    <style:style style:name="T59" style:family="text">
      <style:text-properties officeooo:rsid="0032becc"/>
    </style:style>
    <style:style style:name="T60" style:family="text">
      <style:text-properties officeooo:rsid="003c5175"/>
    </style:style>
    <style:style style:name="T61" style:family="text">
      <style:text-properties officeooo:rsid="0048c3aa"/>
    </style:style>
    <style:style style:name="T62" style:family="text">
      <style:text-properties officeooo:rsid="004d2ef4"/>
    </style:style>
    <style:style style:name="T63" style:family="text">
      <style:text-properties officeooo:rsid="005265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yan Vincent Beatty</text:p>
      <text:p text:style-name="P3"><text:span text:style-name="T2">301-802-1296 </text:span><text:span text:style-name="T51">|</text:span><text:span text:style-name="T2"> </text:span><text:a xlink:type="simple" xlink:href="mailto:rvbeatty@email.wm.edu"><text:span text:style-name="Internet_20_link"><text:span text:style-name="T28">rvbeatty@email.wm.edu</text:span></text:span></text:a></text:p>
      <text:p text:style-name="P23"><text:span text:style-name="T63">399 Fremont St, San Francisco, CA 94105</text:span></text:p>
      <text:p text:style-name="P2"><text:a xlink:type="simple" xlink:href="https://github.com/RyanBeatty"><text:span text:style-name="Internet_20_link"><text:span text:style-name="T19">https://github.com/RyanBeatty</text:span></text:span></text:a></text:p>
      <text:p text:style-name="P8"><text:span text:style-name="T12">EDUCATI</text:span><text:bookmark text:name="_GoBack"/><text:span text:style-name="T12">ON</text:span></text:p>
      <text:p text:style-name="P4"><text:span text:style-name="T32">College of William and Mary</text:span><text:span text:style-name="T33"> – Williamsburg, VA<text:tab/><text:tab/><text:tab/>B.S. Computer Science</text:span></text:p>
      <text:p text:style-name="P6">Major GPA: 3.67<text:tab/><text:tab/><text:tab/><text:tab/><text:tab/><text:tab/><text:tab/><text:tab/><text:span text:style-name="T62">Completed: </text:span>May 2016</text:p>
      <text:p text:style-name="P4"><text:span text:style-name="T41">Gonzaga College High School</text:span><text:span text:style-name="T3"> – Washington,</text:span><text:span text:style-name="T1"> D.C<text:tab/>.<text:tab/><text:tab/><text:tab/>Completed: July 2012</text:span></text:p>
      <text:p text:style-name="P4"/>
      <text:p text:style-name="P5"><text:span text:style-name="T52">Undergraduate Coursework </text:span><text:span text:style-name="T5">– </text:span><text:span text:style-name="T34">Operating Systems, Systems Programming, </text:span><text:span text:style-name="T35">Network Security, <text:s/>Algorithms, Software Development, Data Structures, </text:span><text:span text:style-name="T37">Simulation</text:span><text:span text:style-name="T36">, </text:span><text:span text:style-name="T34">Programming Languages</text:span></text:p>
      <text:p text:style-name="P4"/>
      <text:p text:style-name="P7">LANGUAGES <text:span text:style-name="T61">AND </text:span>TECHNOLOGIES</text:p>
      <text:list xml:id="list6043201732" text:style-name="L1">
        <text:list-item>
          <text:p text:style-name="P17"><text:span text:style-name="T3">C++, </text:span><text:span text:style-name="T11">C,</text:span><text:span text:style-name="T3"> Haskell, </text:span><text:span text:style-name="T11">Python, Java, </text:span><text:span text:style-name="T4">Objective-C, </text:span><text:span text:style-name="T9">Swift, </text:span><text:span text:style-name="T3">JavaScript</text:span></text:p>
        </text:list-item>
        <text:list-item>
          <text:p text:style-name="P18"><text:span text:style-name="T3">Django, Flask, Node.js, </text:span><text:span text:style-name="T8">PostgreSQL, </text:span><text:span text:style-name="T10">MongoDB, </text:span><text:span text:style-name="T8">Linux/Unix, </text:span><text:span text:style-name="T4">iOS, Android</text:span></text:p>
        </text:list-item>
      </text:list>
      <text:p text:style-name="P15"/>
      <text:p text:style-name="P14"><text:span text:style-name="T57">NOTABLE </text:span>PROJECTS</text:p>
      <text:list xml:id="list7835958981" text:style-name="L2">
        <text:list-item>
          <text:p text:style-name="P20"><text:span text:style-name="T53">Student Taxi Service </text:span><text:span text:style-name="T42">(</text:span><text:a xlink:type="simple" xlink:href="https://goo.gl/7eO5qf"><text:span text:style-name="T56">https://goo.gl/7eO5qf</text:span></text:a><text:span text:style-name="T42">)</text:span><text:span text:style-name="T53"> </text:span><text:span text:style-name="T42">–</text:span><text:span text:style-name="T53"> </text:span><text:span text:style-name="T42">Platform for W&amp;M students to request rides around the Williamsburg area on weekends to discourage drunk driving. Developed using Python, Flask, Android, iOS, </text:span><text:span text:style-name="T46">and </text:span><text:span text:style-name="T42">Twilio.</text:span></text:p>
        </text:list-item>
        <text:list-item>
          <text:p text:style-name="P21"><text:span text:style-name="T53">Stock Music </text:span><text:span text:style-name="T42">(</text:span><text:a xlink:type="simple" xlink:href="https://goo.gl/oWB3MK"><text:span text:style-name="T55">https://goo.gl/oWB3MK</text:span></text:a><text:span text:style-name="T42">)</text:span><text:span text:style-name="T53"> </text:span><text:span text:style-name="T6">– </text:span><text:span text:style-name="T7">Data visualization</text:span><text:span text:style-name="T42"> project </text:span><text:span text:style-name="T48">that won </text:span><text:span text:style-name="T49">the </text:span><text:span text:style-name="T48">Best Use of Bloomberg API </text:span><text:span text:style-name="T49">award at PennApps X</text:span><text:span text:style-name="T48">.</text:span><text:span text:style-name="T42"> </text:span><text:span text:style-name="T48">Q</text:span><text:span text:style-name="T47">ueries</text:span><text:span text:style-name="T42"> stock market </text:span><text:span text:style-name="T44">prices</text:span><text:span text:style-name="T42"> using the Bloomberg API and converts the data points into musical notes that are </text:span><text:span text:style-name="T44">th</text:span><text:span text:style-name="T45">en</text:span><text:span text:style-name="T42"> played </text:span><text:span text:style-name="T43">as a MIDI file</text:span><text:span text:style-name="T42">. Developed using Python, Flask, </text:span><text:span text:style-name="T46">and </text:span><text:span text:style-name="T42">Java</text:span><text:span text:style-name="T43">S</text:span><text:span text:style-name="T42">cript.</text:span></text:p>
        </text:list-item>
      </text:list>
      <text:p text:style-name="P15"/>
      <text:p text:style-name="P9">EMPLOYMENT</text:p>
      <text:p text:style-name="P25"><text:span text:style-name="T18">Google<text:tab/><text:tab/><text:tab/><text:tab/><text:tab/><text:tab/><text:tab/><text:tab/><text:tab/></text:span><text:span text:style-name="T27">Mountain View, CA </text:span></text:p>
      <text:p text:style-name="P26"><text:span text:style-name="T29">Software Engineer<text:tab/><text:tab/><text:tab/><text:tab/><text:tab/><text:tab/><text:tab/><text:tab/>August 2016 – Present</text:span></text:p>
      <text:list xml:id="list254729357" text:style-name="L6">
        <text:list-item>
          <text:p text:style-name="P24"><text:span text:style-name="T30">As an engineer on the Google Cloud team, I have developed </text:span><text:span text:style-name="T31">business facing </text:span><text:span text:style-name="T30">features, made several critical performance enhancements to internal developer tools, and </text:span><text:span text:style-name="T31">maintained vital systems by fixing bugs and submitting spec compliance changes (HTTP/2).</text:span><text:span text:style-name="T30"> </text:span></text:p>
          <text:p text:style-name="P24"><text:span text:style-name="T30"/></text:p>
        </text:list-item>
      </text:list>
      <text:p text:style-name="P12"><text:span text:style-name="T14">Epic Systems<text:tab/>, </text:span><text:span text:style-name="T16">Inc.</text:span><text:span text:style-name="T14"> <text:tab/><text:tab/><text:tab/><text:tab/><text:tab/><text:tab/><text:tab/><text:tab/></text:span><text:span text:style-name="T38">Verona, WI</text:span><text:span text:style-name="T14"><text:tab/></text:span></text:p>
      <text:p text:style-name="P11"><text:span text:style-name="T38">Sof</text:span><text:span text:style-name="T39">t</text:span><text:span text:style-name="T38">ware Development Intern</text:span><text:span text:style-name="T20"><text:tab/><text:tab/><text:tab/><text:tab/><text:tab/><text:tab/></text:span><text:span text:style-name="T38">May 2015 – Aug</text:span><text:span text:style-name="T40">ust</text:span><text:span text:style-name="T38"> 2015</text:span></text:p>
      <text:list xml:id="list9025645711" text:style-name="L3">
        <text:list-item>
          <text:p text:style-name="P22"><text:span text:style-name="T58">Designed and </text:span><text:span text:style-name="T59">d</text:span>eveloped iOS application <text:span text:style-name="T50">that provides an organized workflow for cytogenetic lab technicians to perform </text:span><text:span text:style-name="T60">and document </text:span><text:span text:style-name="T50">tests for genetic disorders.</text:span></text:p>
        </text:list-item>
      </text:list>
      <text:p text:style-name="P1"/>
      <text:p text:style-name="P13"><text:span text:style-name="T15">Public Broadcasting Service </text:span><text:span text:style-name="T17">(PBS)</text:span><text:span text:style-name="T21"><text:tab/><text:tab/><text:tab/><text:tab/><text:tab/>Crystal City, VA</text:span></text:p>
      <text:p text:style-name="P10">Software Development Intern<text:tab/><text:tab/><text:tab/><text:tab/><text:tab/><text:tab/>May 2014 – August 2014</text:p>
      <text:list xml:id="list16412008711" text:style-name="L5">
        <text:list-item>
          <text:p text:style-name="P19"><text:span text:style-name="T26">Co-developed</text:span><text:span text:style-name="T23"> </text:span><text:span text:style-name="T13">Agora</text:span><text:span text:style-name="T21"> (</text:span><text:a xlink:type="simple" xlink:href="https://goo.gl/z64NvZ"><text:span text:style-name="Internet_20_link"><text:span text:style-name="T22">https://goo.gl/z64NvZ</text:span></text:span></text:a><text:span text:style-name="T21">)</text:span><text:span text:style-name="T23">,</text:span><text:span text:style-name="T21"> </text:span><text:span text:style-name="T23">a </text:span><text:span text:style-name="T21">batch analyzer of video stream logs </text:span><text:span text:style-name="T23">that l</text:span><text:span text:style-name="T21">everages A</text:span><text:span text:style-name="T24">mazon</text:span><text:span text:style-name="T25">'s</text:span><text:span text:style-name="T21"> Elastic MapReduce </text:span><text:span text:style-name="T25">service </text:span><text:span text:style-name="T21">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7-04-23T21:08:44</dc:date>
    <meta:editing-cycles>96</meta:editing-cycles>
    <meta:editing-duration>PT3H41M35S</meta:editing-duration>
    <meta:generator>LibreOffice/3.6$Linux_X86_64 LibreOffice_project/360m1$Build-2</meta:generator>
    <meta:document-statistic meta:table-count="0" meta:image-count="0" meta:object-count="0" meta:page-count="1" meta:paragraph-count="25" meta:word-count="286" meta:character-count="2054" meta:non-whitespace-character-count="1748"/>
    <meta:template xlink:type="simple" xlink:actuate="onRequest" xlink:title="Normal.dotm" xlink:href=""/>
  </office:meta>
</office:document-meta>
</file>